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13.787cm" loext:decorative="fals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87cm" svg:height="2.54cm" svg:x="2.905cm" svg:y="1.635cm">
          <text:p text:style-name="P1">ESS - Project Overview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8:15:33.253367298</meta:creation-date>
    <meta:editing-cycles>1</meta:editing-cycles>
    <meta:editing-duration>PT1M59S</meta:editing-duration>
    <dc:date>2025-04-28T18:17:32.045342253</dc:date>
    <meta:document-statistic meta:object-count="1"/>
    <meta:generator>LibreOffice/24.2.7.2$Linux_X86_64 LibreOffice_project/420$Build-2</meta:generator>
  </office:meta>
</office:document-meta>
</file>